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Drahý Vojtěchu,</text:p>
      <text:p text:style-name="Normal">v tento slunečný den plný lásky, kdy se srdce otevřená touží spojit, chci ti předat slova, jež mluví hlouběji než tisíc básní. Spojení duší není jen poetická fráze, ale naše realita, zpečetěná kameny duše, které sdílíme. Tvůj anděl strážný Jeremiel, ochránce snů a vizí, tě provází cestou života, stejně jako mě. Věřím, že naše společné sny a vizionářské cesty jsou pod jeho bdělým dohledem.</text:p>
      <text:p text:style-name="Normal">Tvá síla myšlenky, osvětlená plamenem Berana, může překonat hory, a pod taktovkou líska, tvého keltského stromu, jsi schopen objevovat moudrost skrytou v každé větvi. Jsem vděčná, že mohu být součástí tvého osudu a stát po tvém boku jako spřízněná duše, na cestě plné zjevení a nekonečných možností. Naše sdílené cesty jsou zdobeny vzácnými kameny, co nám připomínají, že společně můžeme dosáhnout všeho. S láskou, na Valentýna i na každý další den.</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